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helvetica" svg:font-family="helvetica, arial, 'lucida grande',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style:line-height-at-least="0.397cm" fo:text-align="start" style:justify-single-word="false" fo:widows="1" fo:text-indent="0cm" style:auto-text-indent="false"/>
    </style:style>
    <style:style style:name="T1" style:family="text">
      <style:text-properties fo:font-variant="normal" fo:text-transform="none" fo:color="#373e4d" style:font-name="helvetica" fo:font-size="9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onadieu de Lavit</text:span></text:p>
      <text:p text:style-name="P1"><text:span text:style-name="T1">Biacabe</text:span></text:p>
      <text:p text:style-name="P1"><text:span text:style-name="T1"/></text:p>
      <text:p text:style-name="P1"><text:span text:style-name="T1"/></text:p>
      <text:p text:style-name="P1"><text:span text:style-name="T1">Le restaurant prend en charge des clients. Chaque client est repéré par ses nom, prénom, numéro de téléphone, adresse et numéro de carte de fidélité. Concernant la distribution, le nombre de véhicules et de livreurs disponibles devra être pris en compte pour la répartition des commandes entre les livreurs. Chaque commande comprends deux informations: le produit demandé et le client à qui le produit est destiné. Le restaurant propose divers produits parmi lesquels: Pizza, Plat du Jour, Plat Végétarien, Desserts et Boissons. La gestion des stocks prendra en compte la quantité de produit disponible et la quantité de produit distribuée aux clients. Ce qu'il faut commander au fournisseur se basera sur les informations renvoyées par la gestion des stocks. Un historique des commandes et clients associés sera également réalisé afin établir un répertoire de clientèle pour d'éventuelles commandes répétées.</text:span> <text:span text:style-name="T1">L'historique permettra également de faire un suivi complet des mouvements de marchandise tout en permettant une tranparence complète vis à vis d'éventuels contrôles ainsi que des finances publiques.</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helvetica" svg:font-family="helvetica, arial, 'lucida grande',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erre </meta:initial-creator>
    <meta:creation-date>2015-04-05T18:54:32.91</meta:creation-date>
    <dc:date>2015-04-05T20:34:57.44</dc:date>
    <dc:creator>pierre </dc:creator>
    <meta:editing-duration>PT1H25M12S</meta:editing-duration>
    <meta:editing-cycles>2</meta:editing-cycles>
    <meta:generator>OpenOffice/4.1.1$Win32 OpenOffice.org_project/411m6$Build-9775</meta:generator>
    <meta:document-statistic meta:table-count="0" meta:image-count="0" meta:object-count="0" meta:page-count="1" meta:paragraph-count="3" meta:word-count="171" meta:character-count="1133"/>
  </office:meta>
</office:document-meta>
</file>